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08"/>SNU developer log day 408</text:h>
      <text:p text:style-name="P1">I was home sick again today. I worked on multiple projects today, including another monthly update for my audio index project. I started planning out the next plans for SNU today, while I got caught up on exporting all update log and developer log entries since February 29th 2020 into 8 formats (the newer 4 formats I have been working on exporting are: DOC, DOCX, UOT, RTF) that was finally wrapped up today, and I didn't have time for anything else.</text:p>
      <text:p text:style-name="P1">I am going to update my system to Windows 10 1909 soon. I am doing research to ensure it is safe, and seeing if it will break anything any further first. I am hoping this update will be the last one, as I still plan on moving to Linux ASAP. I just have to wait for the next laptop first. Today, I did a very small website update, but I have some upcoming plans for future updates again. Today was just a documentation update day.</text:p>
      <text:p text:style-name="Text_20_body"><text:span text:style-name="T1">Sean Patrick Myrick on March 13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0:10:52.952000000</meta:creation-date>
    <dc:date>2020-03-14T20:11:10.782000000</dc:date>
    <meta:editing-duration>PT18S</meta:editing-duration>
    <meta:editing-cycles>1</meta:editing-cycles>
    <meta:document-statistic meta:table-count="0" meta:image-count="0" meta:object-count="0" meta:page-count="1" meta:paragraph-count="4" meta:word-count="178" meta:character-count="944" meta:non-whitespace-character-count="770"/>
    <meta:generator>LibreOffice/6.1.2.1$Windows_X86_64 LibreOffice_project/65905a128db06ba48db947242809d14d3f9a93fe</meta:generator>
  </office:meta>
</office:document-meta>
</file>